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family-generic="swiss"/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r8" style:family="presentation" style:parent-style-name="Alizarin-outline1">
      <style:graphic-properties fo:min-height="5.9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style:font-name="Hack"/>
    </style:style>
    <style:style style:name="P4" style:family="paragraph">
      <style:text-properties style:font-name="Hack" fo:font-size="22pt" style:font-size-asian="22pt" style:font-size-complex="22pt"/>
    </style:style>
    <style:style style:name="P5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6" style:family="paragraph">
      <style:text-properties style:font-name="Hack" fo:font-size="20pt" style:font-size-asian="20pt" style:font-size-complex="20pt"/>
    </style:style>
    <style:style style:name="P7" style:family="paragraph">
      <style:text-properties style:font-name="Hack" fo:font-size="12pt" style:font-size-asian="12pt" style:font-size-complex="12pt"/>
    </style:style>
    <style:style style:name="P8" style:family="paragraph">
      <style:text-properties style:font-name="Hack" fo:font-size="80pt" style:font-size-asian="80pt" style:font-size-complex="80pt"/>
    </style:style>
    <style:style style:name="T1" style:family="text">
      <style:text-properties style:font-name="Hack"/>
    </style:style>
    <style:style style:name="T2" style:family="text">
      <style:text-properties style:font-name="Hack" fo:font-size="22pt" style:font-size-asian="22pt" style:font-size-complex="22pt"/>
    </style:style>
    <style:style style:name="T3" style:family="text">
      <style:text-properties style:font-name="Source Sans Pro"/>
    </style:style>
    <style:style style:name="T4" style:family="text">
      <style:text-properties style:font-name="Hack" fo:font-size="20pt" style:font-size-asian="20pt" style:font-size-complex="20pt"/>
    </style:style>
    <style:style style:name="T5" style:family="text">
      <style:text-properties style:font-name="Hack" fo:font-size="12pt" style:font-size-asian="12pt" style:font-size-complex="12pt"/>
    </style:style>
    <style:style style:name="T6" style:family="text">
      <style:text-properties style:font-name="Hack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Fun with Python and Javascript</text:p>
          </draw:text-box>
        </draw:frame>
        <draw:frame presentation:style-name="pr2" draw:text-style-name="P1" draw:layer="layout" svg:width="25.5cm" svg:height="2.494cm" svg:x="1.5cm" svg:y="13cm" presentation:class="subtitle" presentation:user-transformed="true">
          <draw:text-box>
            <text:p>dis, ast and transcrypt</text:p>
            <text:p>A Journey by Evan Carroll</text:p>
            <text:p>http://www.evancarroll.com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oal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igrate a major Python project to Javascript! Yay!</text:p>
              </text:list-item>
              <text:list-item>
                <text:p>What project?<text:span text:style-name="T1"> youtube-dl</text:span></text:p>
              </text:list-item>
              <text:list-item>
                <text:p>Why? Rx.js, .retry, parallelization, DOM-readability, browser-integration, CSS-selectors, speed. That’s not what this is abou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igration tactic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n order of desirability</text:p>
              </text:list-item>
            </text:list>
            <text:list text:style-name="L1">
              <text:list-item>
                <text:p>Fully-automated migration</text:p>
              </text:list-item>
              <text:list-item>
                <text:p>Extractor and Test-suite migration, leaving common base classes to be re-implemented</text:p>
              </text:list-item>
              <text:list-item>
                <text:p>Test-suite migration</text:p>
              </text:list-item>
              <text:list-item>
                <text:p>Cover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can we do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Too early to tell.</text:p>
              </text:list-item>
              <text:list-item>
                <text:p>Don’t kn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pilation Phas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Yacc or BISON (parsing)</text:p>
              </text:list-item>
              <text:list-item>
                <text:p>AST construction</text:p>
              </text:list-item>
              <text:list-item>
                <text:p>AST transformations</text:p>
              </text:list-item>
              <text:list-item>
                <text:p>Byte-code generation</text:p>
              </text:list-item>
              <text:list-item>
                <text:p>Virtual Machine execution</text:p>
              </text:list-item>
              <text:list-item>
                <text:p>Machine Code</text:p>
              </text:list-item>
              <text:list-item>
                <text:p>CPU execu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><text:span text:style-name="T1">AST</text:span></text:p>
          </draw:text-box>
        </draw:frame>
        <draw:frame presentation:style-name="pr5" draw:text-style-name="P4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<text:span text:style-name="T2">a = 5;</text:span></text:p>
              </text:list-item>
              <text:list-item>
                <text:p><text:span text:style-name="T2"/></text:p>
              </text:list-item>
              <text:list-item>
                <text:p><text:span text:style-name="T2">def f():</text:span></text:p>
              </text:list-item>
              <text:list-item>
                <text:p><text:span text:style-name="T2"><text:s text:c="4"/></text:span><text:span text:style-name="T2">global a</text:span></text:p>
              </text:list-item>
              <text:list-item>
                <text:p><text:span text:style-name="T2"><text:s text:c="4"/></text:span><text:span text:style-name="T2">a = a+1</text:span></text:p>
              </text:list-item>
              <text:list-item>
                <text:p><text:span text:style-name="T2"><text:s text:c="4"/></text:span><text:span text:style-name="T2">print ("foo" + str(a))</text:span></text:p>
              </text:list-item>
              <text:list-item>
                <text:p><text:span text:style-name="T2"/></text:p>
              </text:list-item>
              <text:list-item>
                <text:p><text:span text:style-name="T2">f();</text:span></text:p>
              </text:list-item>
              <text:list-item>
                <text:p><text:span text:style-name="T2">f();</text:span></text:p>
              </text:list-item>
            </text:list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p>Module(body=[Import(names=[alias(name='dis', asname=None)]), Assign(targets=[Name(id='a', ctx=Store())], value=Num(n=5)), FunctionDef(name='f', args=arguments(args=[], vararg=None, kwarg=None, defaults=[]), body=[Assign(targets=[Name(id='a', ctx=Store())], value=BinOp(left=Name(id='a', ctx=Load()), op=Add(), right=Num(n=1))), Print(dest=None, values=[Str(s='foo')], nl=True)], decorator_list=[])]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><text:span text:style-name="T1">AST Pretty with `astpretty`</text:span></text:p>
          </draw:text-box>
        </draw:frame>
        <draw:frame presentation:style-name="pr5" draw:layer="layout" svg:width="12.443cm" svg:height="13cm" svg:x="1cm" svg:y="5.5cm" presentation:class="outline" presentation:user-transformed="true">
          <draw:text-box>
            <text:list text:style-name="L3">
              <text:list-item>
                <text:p>Module(</text:p>
              </text:list-item>
              <text:list-item>
                <text:p><text:s text:c="4"/>body=[</text:p>
              </text:list-item>
              <text:list-item>
                <text:p><text:s text:c="8"/>Assign( … a <text:s text:c="3"/>),</text:p>
              </text:list-item>
              <text:list-item>
                <text:p/>
              </text:list-item>
              <text:list-item>
                <text:p/>
              </text:list-item>
            </text:list>
            <text:list text:style-name="L1">
              <text:list-item>
                <text:p>Above sets <text:span text:style-name="T1">a</text:span></text:p>
              </text:list-item>
              <text:list-item>
                <text:p>Right is <text:span text:style-name="T3">function</text:span><text:span text:style-name="T1"> f</text:span></text:p>
              </text:list-item>
            </text:list>
          </draw:text-box>
        </draw:frame>
        <draw:frame presentation:style-name="pr5" draw:layer="layout" svg:width="12.443cm" svg:height="13cm" svg:x="14.066cm" svg:y="5.5cm" presentation:class="outline" presentation:user-transformed="true">
          <draw:text-box>
            <text:list text:style-name="L3">
              <text:list-item>
                <text:p text:style-name="P5"><text:s text:c="8"/>FunctionDef(</text:p>
              </text:list-item>
              <text:list-item>
                <text:p text:style-name="P5"><text:s text:c="12"/>lineno=3,</text:p>
              </text:list-item>
              <text:list-item>
                <text:p text:style-name="P5"><text:s text:c="12"/>col_offset=0,</text:p>
              </text:list-item>
              <text:list-item>
                <text:p text:style-name="P5"><text:s text:c="12"/>name='f',</text:p>
              </text:list-item>
              <text:list-item>
                <text:p text:style-name="P5"><text:s text:c="12"/>args=arguments(…),</text:p>
              </text:list-item>
              <text:list-item>
                <text:p text:style-name="P5"><text:s text:c="12"/>body=[</text:p>
              </text:list-item>
              <text:list-item>
                <text:p text:style-name="P5"><text:s text:c="16"/>Global( … stuff ),</text:p>
              </text:list-item>
              <text:list-item>
                <text:p text:style-name="P5"><text:s text:c="16"/>Print( … stuff ),</text:p>
              </text:list-item>
              <text:list-item>
                <text:p text:style-name="P5"><text:s text:c="16"/>Expr( …. stuff),</text:p>
              </text:list-item>
              <text:list-item>
                <text:p text:style-name="P5"><text:s text:c="16"/>Expr( …. stuff),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p><text:span text:style-name="T1">DIS (bytedcode dissassembly)</text:span></text:p>
          </draw:text-box>
        </draw:frame>
        <draw:frame presentation:style-name="pr5" draw:text-style-name="P6" draw:layer="layout" svg:width="12.443cm" svg:height="13cm" svg:x="1cm" svg:y="5.5cm" presentation:class="outline">
          <draw:text-box>
            <text:list text:style-name="L3">
              <text:list-item>
                <text:p><text:span text:style-name="T4">import dis;</text:span></text:p>
              </text:list-item>
              <text:list-item>
                <text:p><text:span text:style-name="T4"/></text:p>
              </text:list-item>
              <text:list-item>
                <text:p><text:span text:style-name="T4">a = 5;</text:span></text:p>
              </text:list-item>
              <text:list-item>
                <text:p><text:span text:style-name="T4"/></text:p>
              </text:list-item>
              <text:list-item>
                <text:p><text:span text:style-name="T4">def f():</text:span></text:p>
              </text:list-item>
              <text:list-item>
                <text:p><text:span text:style-name="T4"><text:s text:c="4"/></text:span><text:span text:style-name="T4">global a</text:span></text:p>
              </text:list-item>
              <text:list-item>
                <text:p><text:span text:style-name="T4"><text:s text:c="4"/></text:span><text:span text:style-name="T4">a = a+1</text:span></text:p>
              </text:list-item>
              <text:list-item>
                <text:p><text:span text:style-name="T4"><text:s text:c="4"/></text:span><text:span text:style-name="T4">print ("foo" + str(a))</text:span></text:p>
              </text:list-item>
              <text:list-item>
                <text:p><text:span text:style-name="T4"/></text:p>
                <text:p><text:span text:style-name="T4">print dis.dis(f);</text:span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12.443cm" svg:height="13cm" svg:x="14.066cm" svg:y="5.5cm" presentation:class="outline">
          <draw:text-box>
            <text:list text:style-name="L3">
              <text:list-item>
                <text:p><text:span text:style-name="T5"><text:s text:c="2"/></text:span><text:span text:style-name="T5">5 <text:s text:c="10"/>0 LOAD_GLOBAL <text:s text:c="13"/>0 (a)</text:span></text:p>
              </text:list-item>
              <text:list-item>
                <text:p><text:span text:style-name="T5"><text:s text:c="14"/></text:span><text:span text:style-name="T5">3 LOAD_CONST <text:s text:c="14"/>1 (1)</text:span></text:p>
              </text:list-item>
              <text:list-item>
                <text:p><text:span text:style-name="T5"><text:s text:c="14"/></text:span><text:span text:style-name="T5">6 BINARY_ADD <text:s text:c="9"/></text:span></text:p>
              </text:list-item>
              <text:list-item>
                <text:p><text:span text:style-name="T5"><text:s text:c="14"/></text:span><text:span text:style-name="T5">7 STORE_GLOBAL <text:s text:c="12"/>0 (a)</text:span></text:p>
              </text:list-item>
              <text:list-item>
                <text:p><text:span text:style-name="T5"/></text:p>
              </text:list-item>
              <text:list-item>
                <text:p><text:span text:style-name="T5"><text:s text:c="2"/></text:span><text:span text:style-name="T5">6 <text:s text:c="9"/>10 LOAD_CONST <text:s text:c="14"/>2 ('foo')</text:span></text:p>
              </text:list-item>
              <text:list-item>
                <text:p><text:span text:style-name="T5"><text:s text:c="13"/></text:span><text:span text:style-name="T5">13 LOAD_GLOBAL <text:s text:c="13"/>1 (str)</text:span></text:p>
              </text:list-item>
              <text:list-item>
                <text:p><text:span text:style-name="T5"><text:s text:c="13"/></text:span><text:span text:style-name="T5">16 LOAD_GLOBAL <text:s text:c="13"/>0 (a)</text:span></text:p>
              </text:list-item>
              <text:list-item>
                <text:p><text:span text:style-name="T5"><text:s text:c="13"/></text:span><text:span text:style-name="T5">19 CALL_FUNCTION <text:s text:c="11"/>1</text:span></text:p>
              </text:list-item>
              <text:list-item>
                <text:p><text:span text:style-name="T5"><text:s text:c="13"/></text:span><text:span text:style-name="T5">22 BINARY_ADD <text:s text:c="9"/></text:span></text:p>
              </text:list-item>
              <text:list-item>
                <text:p><text:span text:style-name="T5"><text:s text:c="13"/></text:span><text:span text:style-name="T5">23 PRINT_ITEM <text:s text:c="9"/></text:span></text:p>
              </text:list-item>
              <text:list-item>
                <text:p><text:span text:style-name="T5"><text:s text:c="13"/></text:span><text:span text:style-name="T5">24 PRINT_NEWLINE <text:s text:c="6"/></text:span></text:p>
              </text:list-item>
              <text:list-item>
                <text:p><text:span text:style-name="T5"><text:s text:c="13"/></text:span><text:span text:style-name="T5">25 LOAD_CONST <text:s text:c="14"/>0 (None)</text:span></text:p>
              </text:list-item>
              <text:list-item>
                <text:p><text:span text:style-name="T5"><text:s text:c="13"/></text:span><text:span text:style-name="T5">28 RETURN_VALUE <text:s text:c="7"/></text:span></text:p>
              </text:list-item>
              <text:list-item>
                <text:p><text:span text:style-name="T5">N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4T14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p><text:span text:style-name="T1">Transcrypt</text:span></text:p>
          </draw:text-box>
        </draw:frame>
        <draw:frame presentation:style-name="pr5" draw:text-style-name="P8" draw:layer="layout" svg:width="25.5cm" svg:height="13.042cm" svg:x="1cm" svg:y="5.5cm" presentation:class="outline" presentation:user-transformed="true">
          <draw:text-box>
            <text:list text:style-name="L5">
              <text:list-item>
                <text:p><text:span text:style-name="T6"><text:s/></text:span><text:span text:style-name="T6">Compiles to </text:span><text:span text:style-name="T6">JS</text:span></text:p>
              </text:list-item>
              <text:list-item>
                <text:p><text:span text:style-name="T6"><text:s/></text:span><text:span text:style-name="T6">Uses AST </text:span><text:span text:style-name="T6">Transformations </text:span><text:span text:style-name="T6">(and AST </text:span><text:span text:style-name="T6">module)</text:span></text:p>
              </text:list-item>
              <text:list-item>
                <text:p><text:span text:style-name="T6"><text:s/></text:span><text:span text:style-name="T6">Arguments</text:span></text:p>
                <text:list>
                  <text:list-item>
                    <text:p><text:span text:style-name="T6"><text:s/></text:span><text:span text:style-name="T6">b = build</text:span></text:p>
                  </text:list-item>
                  <text:list-item>
                    <text:p><text:span text:style-name="T6"><text:s/></text:span><text:span text:style-name="T6">p = object </text:span><text:span text:style-name="T6">that holds app</text:span></text:p>
                  </text:list-item>
                  <text:list-item>
                    <text:p><text:span text:style-name="T6"><text:s/></text:span><text:span text:style-name="T6">e = </text:span><text:span text:style-name="T6">ecmascript </text:span><text:span text:style-name="T6">version</text:span></text:p>
                  </text:list-item>
                  <text:list-item>
                    <text:p><text:span text:style-name="T6"><text:s/></text:span><text:span text:style-name="T6">n = </text:span><text:span text:style-name="T6">minfication</text:span></text:p>
                  </text:list-item>
                </text:list>
              </text:list-item>
              <text:list-item>
                <text:p><text:span text:style-name="T6"><text:s/></text:span><text:span text:style-name="T6">Run as</text:span></text:p>
                <text:p><text:span text:style-name="T6">transcrypt -b </text:span><text:span text:style-name="T6">-p .none -e6 -n </text:span><text:span text:style-name="T6"><text:s/>./test.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4T14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bstacles</text:p>
          </draw:text-box>
        </draw:frame>
        <draw:frame presentation:style-name="pr8" draw:layer="layout" svg:width="25.5cm" svg:height="6.2cm" svg:x="1cm" svg:y="5.5cm" presentation:class="outline" presentation:user-transformed="true">
          <draw:text-box>
            <text:list text:style-name="L3">
              <text:list-item>
                <text:p><text:span text:style-name="T1">transcrypt</text:span> needs collections and _weakref</text:p>
              </text:list-item>
              <text:list-item>
                <text:p/>
                <text:p>Have a lot to work out ye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family-generic="swiss"/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19:03:52.993443937</meta:creation-date>
    <meta:editing-duration>PT40M34S</meta:editing-duration>
    <meta:editing-cycles>8</meta:editing-cycles>
    <meta:generator>LibreOffice/6.0.3.2$Linux_X86_64 LibreOffice_project/00m0$Build-2</meta:generator>
    <dc:title>Alizarin</dc:title>
    <dc:date>2018-08-21T21:58:26.693275388</dc:date>
    <meta:document-statistic meta:object-count="80"/>
  </office:meta>
</office:document-meta>
</file>